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none" loext:fill-use-slide-background="false" draw:opacity="0%" draw:textarea-horizontal-align="justify" draw:textarea-vertical-align="middle" draw:auto-grow-height="false" fo:min-height="9.75cm" fo:min-width="9.5cm" fo:wrap-option="wrap" draw:shadow-opacity="0%" loext:decorative="false"/>
    </style:style>
    <style:style style:name="gr3" style:family="graphic" style:parent-style-name="standard">
      <style:graphic-properties draw:fill="solid" draw:fill-color="#d2ae26" draw:textarea-horizontal-align="justify" draw:textarea-vertical-align="middle" draw:auto-grow-height="false" fo:min-height="6.114cm" fo:min-width="5.864cm" fo:wrap-option="wrap" draw:shadow="hidden" loext:decorative="false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solid" draw:fill-color="#d2ae2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0cm" svg:height="10cm" svg:x="5.5cm" svg:y="9.85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9cm" svg:height="9cm" svg:x="6cm" svg:y="10.35cm" svg:viewBox="0 0 9001 9001" svg:d="M2000 2567c-76 44-139 107-183 183s-67 163-67 251c0 87 23 174 67 250s107 139 183 183 163 67 251 67h4499 1c87 0 174-23 250-67s139-107 183-183 67-163 67-250c0-88-23-175-67-251s-107-139-183-183-163-67-250-67h-4500c-88 0-175 23-251 67zM2000 5567c-76 44-139 107-183 183s-67 163-67 251c0 87 23 174 67 250s107 139 183 183 163 67 251 67h4499 1c87 0 174-23 250-67s139-107 183-183 67-163 67-250c0-88-23-175-67-251s-107-139-183-183-163-67-250-67h-4500c-88 0-175 23-251 67zM2000 4067c-76 44-139 107-183 183s-67 163-67 251c0 87 23 174 67 250s107 139 183 183 163 67 251 67h4499 1c87 0 174-23 250-67s139-107 183-183 67-163 67-250c0-88-23-175-67-251s-107-139-183-183-163-67-250-67h-4500c-88 0-175 23-251 67zM8398 6751c-395 684-963 1252-1647 1647s-1460 603-2250 603c-791 0-1567-208-2251-603s-1252-963-1647-1647-603-1460-603-2250c0-791 208-1567 603-2251s963-1252 1647-1647 1460-603 2250-603c791 0 1567 208 2251 603s1252 963 1647 1647 603 1460 603 2250c0 791-208 1567-603 2251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38:00.597715620</meta:creation-date>
    <dc:date>2024-02-24T16:54:01.460116127</dc:date>
    <meta:editing-duration>PT38S</meta:editing-duration>
    <meta:editing-cycles>1</meta:editing-cycles>
    <meta:document-statistic meta:object-count="3"/>
    <meta:generator>LibreOffice/7.6.4.1$Linux_X86_64 LibreOffice_project/60$Build-1</meta:generator>
  </office:meta>
</office:document-meta>
</file>